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134in"/>
    </style:style>
    <style:style style:name="co2" style:family="table-column">
      <style:table-column-properties fo:break-before="auto" style:column-width="1.050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map style:condition="cell-content()&gt;MAX([.B2:.B17])*0.8" style:apply-style-name="Pass" style:base-cell-address="Sheet1.B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ФИО</text:p>
          </table:table-cell>
          <table:table-cell table:style-name="Default" office:value-type="string" calcext:value-type="string">
            <text:p>Общая сумма</text:p>
          </table:table-cell>
          <table:table-cell office:value-type="string" calcext:value-type="string">
            <text:p>Сообщения</text:p>
          </table:table-cell>
          <table:table-cell office:value-type="string" calcext:value-type="string">
            <text:p>Websec-test-2</text:p>
          </table:table-cell>
          <table:table-cell office:value-type="string" calcext:value-type="string">
            <text:p>Websec-lab-1</text:p>
          </table:table-cell>
        </table:table-row>
        <table:table-row table:style-name="ro1">
          <table:table-cell office:value-type="string" calcext:value-type="string">
            <text:p>Анисова Наталья</text:p>
          </table:table-cell>
          <table:table-cell table:formula="of:=SUM([.C2:.Z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Баконин Андрей</text:p>
          </table:table-cell>
          <table:table-cell table:formula="of:=SUM([.C3:.Z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Витковская Софья</text:p>
          </table:table-cell>
          <table:table-cell table:formula="of:=SUM([.C4:.Z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етте Кирилл</text:p>
          </table:table-cell>
          <table:table-cell table:formula="of:=SUM([.C5:.Z5])" office:value-type="float" office:value="48" calcext:value-type="float">
            <text:p>48</text:p>
          </table:table-cell>
          <table:table-cell table:formula="of:=[.B20]*5"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нил Береговой</text:p>
          </table:table-cell>
          <table:table-cell table:formula="of:=SUM([.C6:.Z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Ивашкевич Кирилл</text:p>
          </table:table-cell>
          <table:table-cell table:formula="of:=SUM([.C7:.Z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Колиева Ульяна</text:p>
          </table:table-cell>
          <table:table-cell table:formula="of:=SUM([.C8:.Z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Ломоносов Артем</text:p>
          </table:table-cell>
          <table:table-cell table:formula="of:=SUM([.C9:.Z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аликова Алена</text:p>
          </table:table-cell>
          <table:table-cell table:formula="of:=SUM([.C10:.Z1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Михеев Георгий</text:p>
          </table:table-cell>
          <table:table-cell table:formula="of:=SUM([.C11:.Z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иколаев Тимур</text:p>
          </table:table-cell>
          <table:table-cell table:formula="of:=SUM([.C12:.Z12])" office:value-type="float" office:value="27" calcext:value-type="float">
            <text:p>27</text:p>
          </table:table-cell>
          <table:table-cell table:number-columns-repeated="2"/>
          <table:table-cell table:formula="of:=[.$B$21]*4.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Ничков Георгий</text:p>
          </table:table-cell>
          <table:table-cell table:formula="of:=SUM([.C13:.Z13])" office:value-type="float" office:value="27" calcext:value-type="float">
            <text:p>27</text:p>
          </table:table-cell>
          <table:table-cell table:number-columns-repeated="2"/>
          <table:table-cell table:formula="of:=[.$B$21]*4.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Поздняков Дмитрий</text:p>
          </table:table-cell>
          <table:table-cell table:formula="of:=SUM([.C14:.Z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Попов Максим</text:p>
          </table:table-cell>
          <table:table-cell table:formula="of:=SUM([.C15:.Z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Рудко Владислав</text:p>
          </table:table-cell>
          <table:table-cell table:formula="of:=SUM([.C16:.Z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Токмаков Лев</text:p>
          </table:table-cell>
          <table:table-cell table:formula="of:=SUM([.C17:.Z1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Баллы за тест</text:p>
          </table:table-cell>
          <table:table-cell table:style-name="Default" table:formula="of:=COUNTA([.A1:.A16])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балл за сообщение</text:p>
          </table:table-cell>
          <table:table-cell table:style-name="Default" table:formula="of:=COUNTA([.A2:.A17])*3/5" office:value-type="float" office:value="9.6" calcext:value-type="float">
            <text:p>9.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 балл за лабу</text:p>
          </table:table-cell>
          <table:table-cell table:style-name="Default" table:formula="of:=COUNTA([.A3:.A18])*2/5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Граница автомата &gt;</text:p>
          </table:table-cell>
          <table:table-cell table:style-name="Default" table:formula="of:=MAX([.$B$2:.$B$17])*0.8" office:value-type="float" office:value="38.4" calcext:value-type="float">
            <text:p>38.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ница полуавтомата &gt;</text:p>
          </table:table-cell>
          <table:table-cell table:style-name="Default" table:formula="of:=MAX([.$B$2:.$B$17])*0.6" office:value-type="float" office:value="28.8" calcext:value-type="float">
            <text:p>28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Граница допуска &lt;</text:p>
          </table:table-cell>
          <table:table-cell table:style-name="Default" table:formula="of:=MAX([.$B$2:.$B$17])*0.2" office:value-type="float" office:value="9.6" calcext:value-type="float">
            <text:p>9.6</text:p>
          </table:table-cell>
          <table:table-cell table:number-columns-repeated="3"/>
        </table:table-row>
        <calcext:conditional-formats>
          <calcext:conditional-format calcext:target-range-address="Sheet1.B2:Sheet1.B17">
            <calcext:condition calcext:apply-style-name="Pass" calcext:value="&gt;MAX([.B2:.B17])*0.8" calcext:base-cell-address="Sheet1.B2"/>
          </calcext:conditional-format>
          <calcext:conditional-format calcext:target-range-address="Sheet1.B2:Sheet1.B17">
            <calcext:condition calcext:apply-style-name="Didn't pass" calcext:value="&lt;MAX([.B2:.B17])*0.2" calcext:base-cell-address="Sheet1.B2"/>
          </calcext:conditional-format>
          <calcext:conditional-format calcext:target-range-address="Sheet1.B2:Sheet1.B17">
            <calcext:condition calcext:apply-style-name="Benefits" calcext:value="&gt;MAX([.B2:.B17])*0.6" calcext:base-cell-address="Sheet1.B2"/>
          </calcext:conditional-format>
        </calcext:conditional-formats>
      </table:table>
      <table:named-expressions/>
      <table:database-ranges>
        <table:database-range table:name="__Anonymous_Sheet_DB__0" table:target-range-address="Sheet1.A2:Sheet1.A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Free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ading" style:family="table-cell" style:parent-style-name="Default"/>
    <style:style style:name="Didn_27_t_20_pass" style:display-name="Didn't pass" style:family="table-cell" style:parent-style-name="Grading">
      <style:table-cell-properties fo:background-color="#ff0000" style:diagonal-bl-tr="none" style:diagonal-tl-br="none"/>
    </style:style>
    <style:style style:name="Pass" style:family="table-cell" style:parent-style-name="Grading">
      <style:table-cell-properties fo:background-color="#81d41a" style:diagonal-bl-tr="none" style:diagonal-tl-br="none"/>
    </style:style>
    <style:style style:name="Benefits" style:family="table-cell" style:parent-style-name="Grading">
      <style:table-cell-properties fo:background-color="#ffbf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22:22:40.7681359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2T21:18:19.129048189</meta:creation-date>
    <dc:date>2024-10-22T22:22:59.285768363</dc:date>
    <meta:editing-duration>PT10M38S</meta:editing-duration>
    <meta:editing-cycles>3</meta:editing-cycles>
    <meta:generator>LibreOffice/24.8.2.1$Linux_X86_64 LibreOffice_project/480$Build-1</meta:generator>
    <meta:document-statistic meta:table-count="1" meta:cell-count="52" meta:object-count="0"/>
  </office:meta>
</office:document-meta>
</file>